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700000EFC000006688A167D10.wmf" manifest:media-type=""/>
  <manifest:file-entry manifest:full-path="Pictures/200000A800000F8100000C4DEF607639.wmf" manifest:media-type=""/>
  <manifest:file-entry manifest:full-path="Pictures/20000024000033AD000044BB896E5A91.wmf" manifest:media-type=""/>
  <manifest:file-entry manifest:full-path="Pictures/200000CE00000EAD00001266AC9008B4.wmf" manifest:media-type=""/>
  <manifest:file-entry manifest:full-path="Pictures/2000003100002B3400001A5B4E44285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96d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96d5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b4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b4ff" draw:textarea-horizontal-align="center" draw:textarea-vertical-align="middle" fo:padding-top="0.009cm" fo:padding-bottom="0.009cm" fo:padding-left="0.009cm" fo:padding-right="0.009cm"/>
    </style:style>
    <style:style style:name="gr7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2ac0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8cm" svg:stroke-color="#005a80" draw:stroke-linejoin="round" svg:stroke-linecap="round" draw:fill="solid" draw:fill-color="#2ac0ff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solid" draw:stroke-dash="Dashed_20__28_var_29__20_4" svg:stroke-width="0.037cm" svg:stroke-color="#aae6ff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5a80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5a80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solid" draw:stroke-dash="Dashed_20__28_var_29__20_4" svg:stroke-width="0.037cm" svg:stroke-color="#005a80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3" style:family="graphic" style:parent-style-name="standard">
      <style:graphic-properties draw:stroke="solid" draw:stroke-dash="Dashed_20__28_var_29__20_4" svg:stroke-width="0.018cm" svg:stroke-color="#aae6ff" draw:stroke-linejoin="round" svg:stroke-linecap="round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6666ff" draw:fill="solid" draw:textarea-horizontal-align="justify" draw:textarea-vertical-align="middle" draw:auto-grow-height="false" fo:min-height="0.034cm" fo:min-width="0cm" draw:shadow="hidden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9cm" fo:min-width="12.086cm"/>
    </style:style>
    <style:style style:name="gr16" style:family="graphic" style:parent-style-name="standard">
      <style:graphic-properties draw:stroke="solid" svg:stroke-color="#6666ff" draw:fill="solid" draw:fill-color="#ffffff" draw:textarea-horizontal-align="justify" draw:textarea-vertical-align="middle" draw:auto-grow-height="false" fo:min-height="0.034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464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985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0078aa" draw:textarea-horizontal-align="center" draw:textarea-vertical-align="middle"/>
    </style:style>
    <style:style style:name="gr29" style:family="graphic" style:parent-style-name="standard">
      <style:graphic-properties draw:stroke="solid" draw:stroke-dash="Dashed_20__28_var_29__20_4" svg:stroke-width="0cm" svg:stroke-color="#ffffff" draw:stroke-linejoin="none" svg:stroke-linecap="butt" draw:fill="solid" draw:fill-color="#00b4ff" draw:textarea-horizontal-align="center" draw:textarea-vertical-align="middle"/>
    </style:style>
    <style:style style:name="gr30" style:family="graphic" style:parent-style-name="standard">
      <style:graphic-properties draw:stroke="dash" draw:stroke-dash="Dashed_20__28_var_29__20_5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1" style:family="graphic" style:parent-style-name="standard">
      <style:graphic-properties draw:stroke="solid" svg:stroke-width="0.106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3.5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5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44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0066cc" draw:fill="none" draw:textarea-horizontal-align="justify" draw:textarea-vertical-align="middle" draw:auto-grow-height="false" fo:min-height="1.75cm" fo:min-width="3.9cm"/>
    </style:style>
    <style:style style:name="gr40" style:family="graphic">
      <style:graphic-properties svg:stroke-color="#000000" draw:fill="none" draw:textarea-horizontal-align="justify" draw:textarea-vertical-align="middle" draw:auto-grow-height="false" fo:min-height="0.75cm" fo:min-width="3.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>
      <style:graphic-properties svg:stroke-color="#000000" draw:fill="none" draw:textarea-horizontal-align="justify" draw:textarea-vertical-align="middle" draw:auto-grow-height="false" fo:min-height="0.75cm" fo:min-width="10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Carlito" fo:font-size="14pt" style:font-size-asian="14pt" style:font-size-complex="14pt"/>
    </style:style>
    <style:style style:name="P4" style:family="paragraph">
      <style:text-properties style:font-name="Carlito" fo:font-size="12pt" style:font-size-asian="12pt" style:font-size-complex="12pt"/>
    </style:style>
    <style:style style:name="P5" style:family="paragraph">
      <style:text-properties style:font-name="Carlito" fo:font-size="16pt" style:font-size-asian="16pt" style:font-size-complex="16pt"/>
    </style:style>
    <style:style style:name="P6" style:family="paragraph">
      <style:paragraph-properties fo:text-align="center"/>
      <style:text-properties style:font-name="Carlito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2pt" style:font-size-asian="12pt" style:font-size-complex="12pt"/>
    </style:style>
    <style:style style:name="T3" style:family="text">
      <style:text-properties style:font-name="Carlito"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7cm" svg:y1="18cm" svg:x2="22.7cm" svg:y2="9.3cm">
          <text:p/>
        </draw:line>
        <draw:line draw:style-name="gr1" draw:text-style-name="P1" draw:layer="layout" svg:x1="22.709cm" svg:y1="13.6cm" svg:x2="17.4cm" svg:y2="13.6cm">
          <text:p/>
        </draw:line>
        <draw:line draw:style-name="gr1" draw:text-style-name="P1" draw:layer="layout" svg:x1="7.907cm" svg:y1="8.7cm" svg:x2="5.6cm" svg:y2="8.7cm">
          <text:p/>
        </draw:line>
        <draw:line draw:style-name="gr1" draw:text-style-name="P1" draw:layer="layout" svg:x1="5.1cm" svg:y1="18cm" svg:x2="5.1cm" svg:y2="9.3cm">
          <text:p/>
        </draw:line>
        <draw:line draw:style-name="gr1" draw:text-style-name="P1" draw:layer="layout" svg:x1="10.281cm" svg:y1="13.6cm" svg:x2="5.101cm" svg:y2="13.6cm">
          <text:p/>
        </draw:line>
        <draw:line draw:style-name="gr1" draw:text-style-name="P1" draw:layer="layout" svg:x1="10.4cm" svg:y1="18cm" svg:x2="5.102cm" svg:y2="18cm">
          <text:p/>
        </draw:line>
        <draw:line draw:style-name="gr1" draw:text-style-name="P1" draw:layer="layout" svg:x1="8.8cm" svg:y1="13.6cm" svg:x2="9.4cm" svg:y2="12.6cm">
          <text:p/>
        </draw:line>
        <draw:line draw:style-name="gr1" draw:text-style-name="P1" draw:layer="layout" svg:x1="8.8cm" svg:y1="13.6cm" svg:x2="9.1cm" svg:y2="14.6cm">
          <text:p/>
        </draw:line>
        <draw:line draw:style-name="gr1" draw:text-style-name="P1" draw:layer="layout" svg:x1="8.8cm" svg:y1="18cm" svg:x2="9.4cm" svg:y2="17cm">
          <text:p/>
        </draw:line>
        <draw:line draw:style-name="gr1" draw:text-style-name="P1" draw:layer="layout" svg:x1="8.8cm" svg:y1="18cm" svg:x2="9.1cm" svg:y2="19cm">
          <text:p/>
        </draw:line>
        <draw:frame draw:name="Picture 14" draw:style-name="gr2" draw:text-style-name="P2" draw:layer="layout" svg:width="4.805cm" svg:height="2.9cm" svg:x="11.409cm" svg:y="7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7.6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4.9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10.6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4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6" draw:text-style-name="P1" draw:layer="layout" svg:width="1.07cm" svg:height="0.127cm" svg:x="6.532cm" svg:y="12.652cm" svg:viewBox="0 0 1071 128" draw:points="0,128 128,0 1071,0 942,128">
            <text:p/>
          </draw:polygon>
          <draw:rect draw:style-name="gr7" draw:text-style-name="P1" draw:layer="layout" svg:width="0.43cm" svg:height="0.209cm" svg:x="6.591cm" svg:y="12.874cm">
            <text:p/>
          </draw:rect>
          <draw:polygon draw:style-name="gr8" draw:text-style-name="P1" draw:layer="layout" svg:width="0.429cm" svg:height="0.208cm" svg:x="6.591cm" svg:y="12.874cm" svg:viewBox="0 0 430 209" draw:points="0,0 430,0 430,209 0,209">
            <text:p/>
          </draw:polygon>
          <draw:line draw:style-name="gr9" draw:text-style-name="P1" draw:layer="layout" svg:x1="6.66cm" svg:y1="12.978cm" svg:x2="6.94cm" svg:y2="12.978cm">
            <text:p/>
          </draw:line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2.652cm" svg:viewBox="0 0 128 1723" draw:points="0,1723 128,1595 128,0 0,128">
            <text:p/>
          </draw:polygon>
          <draw:line draw:style-name="gr9" draw:text-style-name="P1" draw:layer="layout" svg:x1="6.555cm" svg:y1="14.27cm" svg:x2="7.463cm" svg:y2="14.27cm">
            <text:p/>
          </draw:line>
          <draw:line draw:style-name="gr9" draw:text-style-name="P1" draw:layer="layout" svg:x1="6.555cm" svg:y1="13.421cm" svg:x2="7.463cm" svg:y2="13.421cm">
            <text:p/>
          </draw:line>
          <draw:line draw:style-name="gr12" draw:text-style-name="P1" draw:layer="layout" svg:x1="6.544cm" svg:y1="14.259cm" svg:x2="7.463cm" svg:y2="14.259cm">
            <text:p/>
          </draw:line>
          <draw:line draw:style-name="gr12" draw:text-style-name="P1" draw:layer="layout" svg:x1="6.544cm" svg:y1="13.409cm" svg:x2="7.463cm" svg:y2="13.409cm">
            <text:p/>
          </draw:line>
          <draw:polyline draw:style-name="gr13" draw:text-style-name="P1" draw:layer="layout" svg:width="0.418cm" svg:height="0.197cm" svg:x="6.591cm" svg:y="12.8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4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6" draw:text-style-name="P1" draw:layer="layout" svg:width="1.07cm" svg:height="0.127cm" svg:x="6.527cm" svg:y="17.052cm" svg:viewBox="0 0 1071 128" draw:points="0,128 128,0 1071,0 942,128">
            <text:p/>
          </draw:polygon>
          <draw:rect draw:style-name="gr7" draw:text-style-name="P1" draw:layer="layout" svg:width="0.43cm" svg:height="0.209cm" svg:x="6.586cm" svg:y="17.274cm">
            <text:p/>
          </draw:rect>
          <draw:polygon draw:style-name="gr8" draw:text-style-name="P1" draw:layer="layout" svg:width="0.429cm" svg:height="0.208cm" svg:x="6.586cm" svg:y="17.274cm" svg:viewBox="0 0 430 209" draw:points="0,0 430,0 430,209 0,209">
            <text:p/>
          </draw:polygon>
          <draw:line draw:style-name="gr9" draw:text-style-name="P1" draw:layer="layout" svg:x1="6.655cm" svg:y1="17.378cm" svg:x2="6.935cm" svg:y2="17.378cm">
            <text:p/>
          </draw:line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7.052cm" svg:viewBox="0 0 128 1723" draw:points="0,1723 128,1595 128,0 0,128">
            <text:p/>
          </draw:polygon>
          <draw:line draw:style-name="gr9" draw:text-style-name="P1" draw:layer="layout" svg:x1="6.55cm" svg:y1="18.67cm" svg:x2="7.458cm" svg:y2="18.67cm">
            <text:p/>
          </draw:line>
          <draw:line draw:style-name="gr9" draw:text-style-name="P1" draw:layer="layout" svg:x1="6.55cm" svg:y1="17.821cm" svg:x2="7.458cm" svg:y2="17.821cm">
            <text:p/>
          </draw:line>
          <draw:line draw:style-name="gr12" draw:text-style-name="P1" draw:layer="layout" svg:x1="6.539cm" svg:y1="18.659cm" svg:x2="7.458cm" svg:y2="18.659cm">
            <text:p/>
          </draw:line>
          <draw:line draw:style-name="gr12" draw:text-style-name="P1" draw:layer="layout" svg:x1="6.539cm" svg:y1="17.809cm" svg:x2="7.458cm" svg:y2="17.809cm">
            <text:p/>
          </draw:line>
          <draw:polyline draw:style-name="gr13" draw:text-style-name="P1" draw:layer="layout" svg:width="0.418cm" svg:height="0.197cm" svg:x="6.586cm" svg:y="17.2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4.9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10.6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2.653cm" svg:viewBox="0 0 1071 128" draw:points="0,128 128,0 1071,0 942,128">
            <text:p/>
          </draw:polygon>
          <draw:rect draw:style-name="gr7" draw:text-style-name="P1" draw:layer="layout" svg:width="0.43cm" svg:height="0.209cm" svg:x="20.691cm" svg:y="12.875cm">
            <text:p/>
          </draw:rect>
          <draw:polygon draw:style-name="gr8" draw:text-style-name="P1" draw:layer="layout" svg:width="0.429cm" svg:height="0.208cm" svg:x="20.691cm" svg:y="12.875cm" svg:viewBox="0 0 430 209" draw:points="0,0 430,0 430,209 0,209">
            <text:p/>
          </draw:polygon>
          <draw:line draw:style-name="gr9" draw:text-style-name="P1" draw:layer="layout" svg:x1="20.76cm" svg:y1="12.979cm" svg:x2="21.04cm" svg:y2="12.979cm">
            <text:p/>
          </draw:line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2.653cm" svg:viewBox="0 0 128 1723" draw:points="0,1723 128,1595 128,0 0,128">
            <text:p/>
          </draw:polygon>
          <draw:line draw:style-name="gr9" draw:text-style-name="P1" draw:layer="layout" svg:x1="20.655cm" svg:y1="14.271cm" svg:x2="21.563cm" svg:y2="14.271cm">
            <text:p/>
          </draw:line>
          <draw:line draw:style-name="gr9" draw:text-style-name="P1" draw:layer="layout" svg:x1="20.655cm" svg:y1="13.422cm" svg:x2="21.563cm" svg:y2="13.422cm">
            <text:p/>
          </draw:line>
          <draw:line draw:style-name="gr12" draw:text-style-name="P1" draw:layer="layout" svg:x1="20.644cm" svg:y1="14.26cm" svg:x2="21.563cm" svg:y2="14.26cm">
            <text:p/>
          </draw:line>
          <draw:line draw:style-name="gr12" draw:text-style-name="P1" draw:layer="layout" svg:x1="20.644cm" svg:y1="13.41cm" svg:x2="21.563cm" svg:y2="13.41cm">
            <text:p/>
          </draw:line>
          <draw:polyline draw:style-name="gr13" draw:text-style-name="P1" draw:layer="layout" svg:width="0.418cm" svg:height="0.197cm" svg:x="20.691cm" svg:y="12.875cm" svg:viewBox="0 0 419 198" draw:points="0,198 0,0 419,0">
            <text:p/>
          </draw:polyline>
        </draw:g>
        <draw:line draw:style-name="gr1" draw:text-style-name="P1" draw:layer="layout" svg:x1="22.71cm" svg:y1="18cm" svg:x2="17.4cm" svg:y2="18cm">
          <text:p/>
        </draw:line>
        <draw:g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7.053cm" svg:viewBox="0 0 1071 128" draw:points="0,128 128,0 1071,0 942,128">
            <text:p/>
          </draw:polygon>
          <draw:rect draw:style-name="gr7" draw:text-style-name="P1" draw:layer="layout" svg:width="0.43cm" svg:height="0.209cm" svg:x="20.686cm" svg:y="17.275cm">
            <text:p/>
          </draw:rect>
          <draw:polygon draw:style-name="gr8" draw:text-style-name="P1" draw:layer="layout" svg:width="0.429cm" svg:height="0.208cm" svg:x="20.686cm" svg:y="17.275cm" svg:viewBox="0 0 430 209" draw:points="0,0 430,0 430,209 0,209">
            <text:p/>
          </draw:polygon>
          <draw:line draw:style-name="gr9" draw:text-style-name="P1" draw:layer="layout" svg:x1="20.755cm" svg:y1="17.379cm" svg:x2="21.035cm" svg:y2="17.379cm">
            <text:p/>
          </draw:line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7.053cm" svg:viewBox="0 0 128 1723" draw:points="0,1723 128,1595 128,0 0,128">
            <text:p/>
          </draw:polygon>
          <draw:line draw:style-name="gr9" draw:text-style-name="P1" draw:layer="layout" svg:x1="20.65cm" svg:y1="18.671cm" svg:x2="21.558cm" svg:y2="18.671cm">
            <text:p/>
          </draw:line>
          <draw:line draw:style-name="gr9" draw:text-style-name="P1" draw:layer="layout" svg:x1="20.65cm" svg:y1="17.822cm" svg:x2="21.558cm" svg:y2="17.822cm">
            <text:p/>
          </draw:line>
          <draw:line draw:style-name="gr12" draw:text-style-name="P1" draw:layer="layout" svg:x1="20.639cm" svg:y1="18.66cm" svg:x2="21.558cm" svg:y2="18.66cm">
            <text:p/>
          </draw:line>
          <draw:line draw:style-name="gr12" draw:text-style-name="P1" draw:layer="layout" svg:x1="20.639cm" svg:y1="17.81cm" svg:x2="21.558cm" svg:y2="17.81cm">
            <text:p/>
          </draw:line>
          <draw:polyline draw:style-name="gr13" draw:text-style-name="P1" draw:layer="layout" svg:width="0.418cm" svg:height="0.197cm" svg:x="20.686cm" svg:y="17.2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8.7cm" svg:x2="20.501cm" svg:y2="8.7cm">
          <text:p/>
        </draw:line>
        <draw:frame draw:name="Picture 11" draw:style-name="gr2" draw:text-style-name="P2" draw:layer="layout" svg:width="1.674cm" svg:height="2.1cm" svg:x="21.963cm" svg:y="7.6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4.6cm" svg:x2="19.2cm" svg:y2="13.6cm">
          <text:p/>
        </draw:line>
        <draw:line draw:style-name="gr1" draw:text-style-name="P1" draw:layer="layout" svg:x1="18.6cm" svg:y1="12.6cm" svg:x2="19.2cm" svg:y2="13.6cm">
          <text:p/>
        </draw:line>
        <draw:frame draw:name="Picture 42" draw:style-name="gr2" draw:text-style-name="P2" draw:layer="layout" svg:width="0.819cm" svg:height="1.09cm" svg:x="17.9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9cm" svg:x2="19.201cm" svg:y2="18cm">
          <text:p/>
        </draw:line>
        <draw:line draw:style-name="gr1" draw:text-style-name="P1" draw:layer="layout" svg:x1="18.601cm" svg:y1="17cm" svg:x2="19.201cm" svg:y2="18cm">
          <text:p/>
        </draw:line>
        <draw:frame draw:name="Picture 42" draw:style-name="gr2" draw:text-style-name="P2" draw:layer="layout" svg:width="0.819cm" svg:height="1.09cm" svg:x="17.90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5.2cm">
          <draw:text-box>
            <text:p><text:span text:style-name="T1">DC1</text:span></text:p>
          </draw:text-box>
        </draw:frame>
        <draw:frame draw:style-name="gr17" draw:text-style-name="P3" draw:layer="layout" svg:width="1.319cm" svg:height="0.747cm" svg:x="20.201cm" svg:y="5.201cm">
          <draw:text-box>
            <text:p><text:span text:style-name="T1">DC2</text:span></text:p>
          </draw:text-box>
        </draw:frame>
        <draw:frame draw:style-name="gr18" draw:text-style-name="P3" draw:layer="layout" svg:width="1.412cm" svg:height="0.747cm" svg:x="6.2cm" svg:y="7.6cm">
          <draw:text-box>
            <text:p><text:span text:style-name="T1">EFW</text:span></text:p>
          </draw:text-box>
        </draw:frame>
        <draw:frame draw:style-name="gr18" draw:text-style-name="P3" draw:layer="layout" svg:width="1.412cm" svg:height="0.747cm" svg:x="20.5cm" svg:y="7.601cm">
          <draw:text-box>
            <text:p><text:span text:style-name="T1">EFW</text:span></text:p>
          </draw:text-box>
        </draw:frame>
        <draw:frame draw:style-name="gr19" draw:text-style-name="P3" draw:layer="layout" svg:width="2.115cm" svg:height="0.747cm" svg:x="13cm" svg:y="7.6cm">
          <draw:text-box>
            <text:p><text:span text:style-name="T1">Internet</text:span></text:p>
          </draw:text-box>
        </draw:frame>
        <draw:frame draw:style-name="gr20" draw:text-style-name="P4" draw:layer="layout" svg:width="1.239cm" svg:height="0.675cm" svg:x="17.598cm" svg:y="8.4cm">
          <draw:text-box>
            <text:p><text:span text:style-name="T2">VPN</text:span></text:p>
          </draw:text-box>
        </draw:frame>
        <draw:frame draw:style-name="gr21" draw:text-style-name="P3" draw:layer="layout" svg:width="1.819cm" svg:height="0.747cm" svg:x="6.3cm" svg:y="10.501cm">
          <draw:text-box>
            <text:p><text:span text:style-name="T1">Switch</text:span></text:p>
          </draw:text-box>
        </draw:frame>
        <draw:frame draw:style-name="gr21" draw:text-style-name="P3" draw:layer="layout" svg:width="1.819cm" svg:height="0.747cm" svg:x="20.001cm" svg:y="10.502cm">
          <draw:text-box>
            <text:p><text:span text:style-name="T1">Switch</text:span></text:p>
          </draw:text-box>
        </draw:frame>
        <draw:frame draw:style-name="gr22" draw:text-style-name="P3" draw:layer="layout" svg:width="2.877cm" svg:height="0.747cm" svg:x="5.601cm" svg:y="14.502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5.601cm" svg:y="18.903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8.904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4.405cm">
          <draw:text-box>
            <text:p><text:span text:style-name="T1">Proxmox VE</text:span></text:p>
          </draw:text-box>
        </draw:frame>
        <draw:frame draw:style-name="gr23" draw:text-style-name="P3" draw:layer="layout" svg:width="2.936cm" svg:height="0.747cm" svg:x="10.302cm" svg:y="12.103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0.302cm" svg:y="16.604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6.605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2.106cm">
          <draw:text-box>
            <text:p><text:span text:style-name="T1">KVM Guests</text:span></text:p>
          </draw:text-box>
        </draw:frame>
        <draw:frame draw:style-name="gr24" draw:text-style-name="P5" draw:layer="layout" svg:width="8.964cm" svg:height="0.814cm" svg:x="9.601cm" svg:y="2.601cm">
          <draw:text-box>
            <text:p><text:span text:style-name="T3">Netnovation Overal Network Schem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name="Line 42" draw:style-name="gr26" draw:text-style-name="P2" draw:layer="layout" svg:x1="18.4cm" svg:y1="15.514cm" svg:x2="18.4cm" svg:y2="14cm">
          <text:p/>
        </draw:line>
        <draw:line draw:name="Line 42" draw:style-name="gr26" draw:text-style-name="P2" draw:layer="layout" svg:x1="10.8cm" svg:y1="15.514cm" svg:x2="10.8cm" svg:y2="14cm">
          <text:p/>
        </draw:line>
        <draw:frame draw:style-name="gr27" draw:text-style-name="P5" draw:layer="layout" svg:width="5.485cm" svg:height="0.814cm" svg:x="11.7cm" svg:y="2.601cm">
          <draw:text-box>
            <text:p><text:span text:style-name="T3">Two nodes HA Cluster</text:span></text:p>
          </draw:text-box>
        </draw:frame>
        <draw:g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4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6" draw:text-style-name="P1" draw:layer="layout" svg:width="1.724cm" svg:height="0.205cm" svg:x="9.749cm" svg:y="11.6cm" svg:viewBox="0 0 1725 206" draw:points="0,206 206,0 1725,0 1517,206">
            <text:p/>
          </draw:polygon>
          <draw:rect draw:style-name="gr7" draw:text-style-name="P1" draw:layer="layout" svg:width="0.692cm" svg:height="0.336cm" svg:x="9.844cm" svg:y="11.958cm">
            <text:p/>
          </draw:rect>
          <draw:polygon draw:style-name="gr8" draw:text-style-name="P1" draw:layer="layout" svg:width="0.692cm" svg:height="0.336cm" svg:x="9.844cm" svg:y="11.958cm" svg:viewBox="0 0 693 337" draw:points="0,0 693,0 693,337 0,337">
            <text:p/>
          </draw:polygon>
          <draw:line draw:style-name="gr9" draw:text-style-name="P1" draw:layer="layout" svg:x1="9.955cm" svg:y1="12.125cm" svg:x2="10.406cm" svg:y2="12.125cm">
            <text:p/>
          </draw:line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1" draw:text-style-name="P1" draw:layer="layout" svg:width="0.205cm" svg:height="2.774cm" svg:x="11.266cm" svg:y="11.6cm" svg:viewBox="0 0 206 2775" draw:points="0,2775 206,2569 206,0 0,206">
            <text:p/>
          </draw:polygon>
          <draw:line draw:style-name="gr9" draw:text-style-name="P1" draw:layer="layout" svg:x1="9.786cm" svg:y1="14.206cm" svg:x2="11.249cm" svg:y2="14.206cm">
            <text:p/>
          </draw:line>
          <draw:line draw:style-name="gr9" draw:text-style-name="P1" draw:layer="layout" svg:x1="9.786cm" svg:y1="12.839cm" svg:x2="11.249cm" svg:y2="12.839cm">
            <text:p/>
          </draw:line>
          <draw:line draw:style-name="gr12" draw:text-style-name="P1" draw:layer="layout" svg:x1="9.768cm" svg:y1="14.189cm" svg:x2="11.248cm" svg:y2="14.189cm">
            <text:p/>
          </draw:line>
          <draw:line draw:style-name="gr12" draw:text-style-name="P1" draw:layer="layout" svg:x1="9.768cm" svg:y1="12.819cm" svg:x2="11.248cm" svg:y2="12.819cm">
            <text:p/>
          </draw:line>
          <draw:polyline draw:style-name="gr13" draw:text-style-name="P1" draw:layer="layout" svg:width="0.674cm" svg:height="0.318cm" svg:x="9.844cm" svg:y="11.958cm" svg:viewBox="0 0 675 319" draw:points="0,319 0,0 675,0">
            <text:p/>
          </draw:polyline>
        </draw:g>
        <draw:g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4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6" draw:text-style-name="P1" draw:layer="layout" svg:width="1.724cm" svg:height="0.205cm" svg:x="17.88cm" svg:y="11.602cm" svg:viewBox="0 0 1725 206" draw:points="0,206 206,0 1725,0 1517,206">
            <text:p/>
          </draw:polygon>
          <draw:rect draw:style-name="gr7" draw:text-style-name="P1" draw:layer="layout" svg:width="0.693cm" svg:height="0.337cm" svg:x="17.975cm" svg:y="11.959cm">
            <text:p/>
          </draw:rect>
          <draw:polygon draw:style-name="gr8" draw:text-style-name="P1" draw:layer="layout" svg:width="0.692cm" svg:height="0.336cm" svg:x="17.975cm" svg:y="11.959cm" svg:viewBox="0 0 693 337" draw:points="0,0 693,0 693,337 0,337">
            <text:p/>
          </draw:polygon>
          <draw:line draw:style-name="gr9" draw:text-style-name="P1" draw:layer="layout" svg:x1="18.086cm" svg:y1="12.127cm" svg:x2="18.537cm" svg:y2="12.127cm">
            <text:p/>
          </draw:line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1" draw:text-style-name="P1" draw:layer="layout" svg:width="0.205cm" svg:height="2.774cm" svg:x="19.397cm" svg:y="11.602cm" svg:viewBox="0 0 206 2775" draw:points="0,2775 206,2569 206,0 0,206">
            <text:p/>
          </draw:polygon>
          <draw:line draw:style-name="gr9" draw:text-style-name="P1" draw:layer="layout" svg:x1="17.917cm" svg:y1="14.208cm" svg:x2="19.38cm" svg:y2="14.208cm">
            <text:p/>
          </draw:line>
          <draw:line draw:style-name="gr9" draw:text-style-name="P1" draw:layer="layout" svg:x1="17.917cm" svg:y1="12.84cm" svg:x2="19.38cm" svg:y2="12.84cm">
            <text:p/>
          </draw:line>
          <draw:line draw:style-name="gr12" draw:text-style-name="P1" draw:layer="layout" svg:x1="17.899cm" svg:y1="14.19cm" svg:x2="19.379cm" svg:y2="14.19cm">
            <text:p/>
          </draw:line>
          <draw:line draw:style-name="gr12" draw:text-style-name="P1" draw:layer="layout" svg:x1="17.899cm" svg:y1="12.821cm" svg:x2="19.379cm" svg:y2="12.821cm">
            <text:p/>
          </draw:line>
          <draw:polyline draw:style-name="gr13" draw:text-style-name="P1" draw:layer="layout" svg:width="0.674cm" svg:height="0.318cm" svg:x="17.975cm" svg:y="11.959cm" svg:viewBox="0 0 675 319" draw:points="0,319 0,0 675,0">
            <text:p/>
          </draw:polyline>
        </draw:g>
        <draw:path draw:style-name="gr28" draw:text-style-name="P1" draw:layer="layout" svg:width="1.155cm" svg:height="0.864cm" svg:x="10.744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0.743cm" svg:y="12.973cm" svg:viewBox="0 0 1156 450" svg:d="M578 450c318 0 578-101 578-225s-260-225-578-225c-320 0-578 101-578 225s258 225 578 225z">
          <text:p/>
        </draw:path>
        <draw:path draw:style-name="gr28" draw:text-style-name="P1" draw:layer="layout" svg:width="1.155cm" svg:height="0.864cm" svg:x="17.445cm" svg:y="13.198cm" svg:viewBox="0 0 1156 865" svg:d="M0 0c0 124 260 225 578 225 320 0 578-101 578-225 0 640 0 640 0 640 0 124-258 225-578 225-318 0-578-101-578-225z">
          <text:p/>
        </draw:path>
        <draw:path draw:style-name="gr29" draw:text-style-name="P1" draw:layer="layout" svg:width="1.155cm" svg:height="0.449cm" svg:x="17.444cm" svg:y="12.973cm" svg:viewBox="0 0 1156 450" svg:d="M578 450c318 0 578-101 578-225s-260-225-578-225c-320 0-578 101-578 225s258 225 578 225z">
          <text:p/>
        </draw:path>
        <draw:line draw:name="Line 48" draw:style-name="gr30" draw:text-style-name="P2" draw:layer="layout" svg:x1="18cm" svg:y1="11.6cm" svg:x2="15cm" svg:y2="8.6cm">
          <text:p/>
        </draw:line>
        <draw:line draw:name="Line 42" draw:style-name="gr26" draw:text-style-name="P2" draw:layer="layout" svg:x1="11.4cm" svg:y1="11.6cm" svg:x2="14.2cm" svg:y2="8.6cm">
          <text:p/>
        </draw:line>
        <draw:line draw:name="Line 41" draw:style-name="gr31" draw:text-style-name="P2" draw:layer="layout" svg:x1="10.6cm" svg:y1="15.514cm" svg:x2="18.6cm" svg:y2="15.514cm">
          <text:p/>
        </draw:line>
        <draw:frame draw:style-name="gr32" draw:text-style-name="P3" draw:layer="layout" svg:width="4.062cm" svg:height="0.747cm" svg:x="12.401cm" svg:y="15.701cm">
          <draw:text-box>
            <text:p><text:span text:style-name="T1">Fast Network Link</text:span></text:p>
          </draw:text-box>
        </draw:frame>
        <draw:frame draw:style-name="gr33" draw:text-style-name="P3" draw:layer="layout" svg:width="2.805cm" svg:height="0.747cm" svg:x="13.301cm" svg:y="13.302cm">
          <draw:text-box>
            <text:p><text:span text:style-name="T1">/dev/drbd0</text:span></text:p>
          </draw:text-box>
        </draw:frame>
        <draw:frame draw:style-name="gr34" draw:text-style-name="P6" draw:layer="layout" svg:width="4.071cm" svg:height="1.739cm" svg:x="12.702cm" svg:y="6.703cm">
          <draw:text-box>
            <text:p text:style-name="P1"><text:span text:style-name="T1">zcs-ha.got.com</text:span></text:p>
            <text:p text:style-name="P1"><text:span text:style-name="T1">172.17.18.190/24</text:span></text:p>
            <text:p text:style-name="P1"><text:span text:style-name="T1">Virtual IP</text:span></text:p>
          </draw:text-box>
        </draw:frame>
        <draw:frame draw:style-name="gr35" draw:text-style-name="P6" draw:layer="layout" svg:width="4.071cm" svg:height="1.243cm" svg:x="7.503cm" svg:y="10.404cm">
          <draw:text-box>
            <text:p text:style-name="P1"><text:span text:style-name="T1">astapor.got.com</text:span></text:p>
            <text:p text:style-name="P1"><text:span text:style-name="T1">172.17.18.191/24</text:span></text:p>
          </draw:text-box>
        </draw:frame>
        <draw:frame draw:style-name="gr35" draw:text-style-name="P6" draw:layer="layout" svg:width="4.071cm" svg:height="1.243cm" svg:x="17.804cm" svg:y="10.405cm">
          <draw:text-box>
            <text:p text:style-name="P1"><text:span text:style-name="T1">braavos.got.com</text:span></text:p>
            <text:p text:style-name="P1"><text:span text:style-name="T1">172.17.18.192/24</text:span></text:p>
          </draw:text-box>
        </draw:frame>
        <draw:frame draw:style-name="gr36" draw:text-style-name="P3" draw:layer="layout" svg:width="2.932cm" svg:height="0.747cm" svg:x="7.902cm" svg:y="14.403cm">
          <draw:text-box>
            <text:p><text:span text:style-name="T1">Active Node</text:span></text:p>
          </draw:text-box>
        </draw:frame>
        <draw:frame draw:style-name="gr37" draw:text-style-name="P3" draw:layer="layout" svg:width="3.144cm" svg:height="0.747cm" svg:x="18.402cm" svg:y="14.404cm">
          <draw:text-box>
            <text:p><text:span text:style-name="T1">Passive Node</text:span></text:p>
          </draw:text-box>
        </draw:frame>
        <draw:line draw:style-name="gr38" draw:text-style-name="P1" draw:layer="layout" svg:x1="16cm" svg:y1="13.6cm" svg:x2="17.445cm" svg:y2="13.6cm">
          <text:p/>
        </draw:line>
        <draw:line draw:style-name="gr38" draw:text-style-name="P1" draw:layer="layout" svg:x1="13.344cm" svg:y1="13.6cm" svg:x2="11.899cm" svg:y2="13.6cm">
          <text:p/>
        </draw:line>
        <draw:custom-shape draw:style-name="gr39" draw:text-style-name="P1" draw:layer="layout" svg:width="4.4cm" svg:height="2cm" svg:x="12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0" draw:text-style-name="P1" draw:layer="Layout" svg:width="3.7cm" svg:height="1cm" svg:x="8.3cm" svg:y="16.7cm">
          <text:p text:style-name="P1">Node 1</text:p>
          <draw:enhanced-geometry svg:viewBox="0 0 21600 21600" draw:type="rectangle" draw:enhanced-path="M 0 0 L 21600 0 21600 21600 0 21600 0 0 Z N"/>
        </draw:custom-shape>
        <draw:frame draw:style-name="gr41" draw:layer="layout" svg:width="3.563cm" svg:height="0.962cm" svg:x="3.3cm" svg:y="14.919cm">
          <draw:text-box>
            <text:p>Messaging</text:p>
          </draw:text-box>
        </draw:frame>
        <draw:frame draw:style-name="gr41" draw:layer="layout" svg:width="3.245cm" svg:height="0.962cm" svg:x="19.5cm" svg:y="16.8cm">
          <draw:text-box>
            <text:p>Hardware</text:p>
          </draw:text-box>
        </draw:frame>
        <draw:custom-shape draw:style-name="gr42" draw:text-style-name="P1" draw:layer="Layout" svg:width="10.6cm" svg:height="1cm" svg:x="8.3cm" svg:y="14.9cm">
          <text:p text:style-name="P1">OpenAIS / Corosync / Heartbeat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0.6cm" svg:height="1cm" svg:x="8.3cm" svg:y="13.15cm">
          <text:p text:style-name="P1">Pacemaker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8.3cm" svg:y="11.169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3.7cm" svg:height="1cm" svg:x="15.2cm" svg:y="11.16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0.6cm" svg:height="1cm" svg:x="8.3cm" svg:y="9.25cm">
          <text:p text:style-name="P1">ext3 | ext4 | GFS2 | OCFS2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0.6cm" svg:height="1cm" svg:x="8.3cm" svg:y="7.5cm">
          <text:p text:style-name="P1">Applications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0.6cm" svg:height="1cm" svg:x="8.3cm" svg:y="5.7cm">
          <text:p text:style-name="P1">IP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2.4cm" svg:y1="11.669cm" svg:x2="14.8cm" svg:y2="11.669cm">
          <text:p/>
        </draw:line>
        <draw:frame draw:style-name="gr41" draw:text-style-name="P7" draw:layer="layout" svg:width="1.598cm" svg:height="0.806cm" svg:x="12.8cm" svg:y="10.638cm">
          <draw:text-box>
            <text:p text:style-name="P7">Sync</text:p>
          </draw:text-box>
        </draw:frame>
        <draw:frame draw:style-name="gr41" draw:layer="layout" svg:width="5.887cm" svg:height="0.962cm" svg:x="2.138cm" svg:y="13.169cm">
          <draw:text-box>
            <text:p>Resource Manager</text:p>
          </draw:text-box>
        </draw:frame>
        <draw:frame draw:style-name="gr41" draw:layer="layout" svg:width="2.297cm" svg:height="0.962cm" svg:x="3.933cm" svg:y="11.188cm">
          <draw:text-box>
            <text:p>DRBD</text:p>
          </draw:text-box>
        </draw:frame>
        <draw:frame draw:style-name="gr41" draw:layer="layout" svg:width="3.533cm" svg:height="0.962cm" svg:x="3.315cm" svg:y="9.269cm">
          <draw:text-box>
            <text:p>Filesystem</text:p>
          </draw:text-box>
        </draw:frame>
        <draw:frame draw:style-name="gr41" draw:text-style-name="P1" draw:layer="layout" svg:width="2.686cm" svg:height="1.673cm" svg:x="19.701cm" svg:y="13.6cm">
          <draw:text-box>
            <text:p text:style-name="P1">Cluster </text:p>
            <text:p text:style-name="P1">Stack</text:p>
          </draw:text-box>
        </draw:frame>
        <draw:frame draw:style-name="gr41" draw:layer="layout" svg:width="2.932cm" svg:height="0.962cm" svg:x="19.401cm" svg:y="6.7cm">
          <draw:text-box>
            <text:p>Services</text:p>
          </draw:text-box>
        </draw:frame>
        <draw:custom-shape draw:style-name="gr40" draw:text-style-name="P1" draw:layer="Layout" svg:width="3.7cm" svg:height="1cm" svg:x="15.15cm" svg:y="16.7cm">
          <text:p text:style-name="P1">Node N</text:p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1.201cm" svg:height="0.806cm" svg:x="13cm" svg:y="16.838cm">
          <draw:text-box>
            <text:p text:style-name="P8"><text:span text:style-name="T4">. . .</text:span></text:p>
          </draw:text-box>
        </draw:frame>
        <draw:frame draw:style-name="gr41" draw:layer="layout" svg:width="3.529cm" svg:height="0.962cm" svg:x="3.317cm" svg:y="6.769cm">
          <draw:text-box>
            <text:p>Resources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gamez </meta:initial-creator>
    <meta:creation-date>2015-01-06T22:18:29.050108580</meta:creation-date>
    <dc:date>2015-06-14T20:06:05.100732411</dc:date>
    <dc:creator>dgamez </dc:creator>
    <meta:editing-duration>PT1H44M21S</meta:editing-duration>
    <meta:editing-cycles>14</meta:editing-cycles>
    <meta:generator>LibreOffice/4.3.3.2$Linux_X86_64 LibreOffice_project/9bb7eadab57b6755b1265afa86e04bf45fbfc644</meta:generator>
    <meta:document-statistic meta:object-count="232"/>
  </office:meta>
</office:document-meta>
</file>